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3.75708333333333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5.000625cm"/>
    </style:style>
    <style:style style:name="co9" style:family="table-column">
      <style:table-column-properties fo:break-before="auto" style:column-width="3.836458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2.672291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greedyTest_Q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3" table:default-cell-style-name="ce1"/>
        <table:table-column table:style-name="co11" table:default-cell-style-name="ce1"/>
        <table:table-column table:style-name="co12" table:default-cell-style-name="ce1"/>
        <table:table-column table:style-name="co10" table:number-columns-repeated="16368" table:default-cell-style-name="ce1"/>
        <table:table-row table:style-name="ro1">
          <table:table-cell office:value-type="string" table:style-name="ce2">
            <text:p>Q4</text:p>
          </table:table-cell>
          <table:table-cell table:number-columns-repeated="10" table:style-name="ce2"/>
          <table:table-cell table:number-columns-repeated="16373" table:style-name="ce1"/>
        </table:table-row>
        <table:table-row table:style-name="ro1">
          <table:table-cell office:value-type="string" table:style-name="ce2">
            <text:p>Greedy</text:p>
          </table:table-cell>
          <table:table-cell office:value-type="string" table:style-name="ce2">
            <text:p>Num Coins</text:p>
          </table:table-cell>
          <table:table-cell table:number-columns-repeated="2" table:style-name="ce2"/>
          <table:table-cell office:value-type="string" table:style-name="ce2">
            <text:p>Brute</text:p>
          </table:table-cell>
          <table:table-cell table:number-columns-repeated="3" table:style-name="ce2"/>
          <table:table-cell office:value-type="string" table:style-name="ce2">
            <text:p>DP</text:p>
          </table:table-cell>
          <table:table-cell table:number-columns-repeated="2" table:style-name="ce2"/>
          <table:table-cell table:number-columns-repeated="6" table:style-name="ce1"/>
          <table:table-cell table:style-name="ce1">
            <draw:frame draw:z-index="1" draw:id="id0" draw:style-name="a0" draw:name="Chart 4" svg:x="0.25in" svg:y="0.15476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style-name="ro1">
          <table:table-cell office:value-type="string" table:style-name="ce2">
            <text:p>Amount</text:p>
          </table:table-cell>
          <table:table-cell office:value-type="string" table:style-name="ce2">
            <text:p>Greedy</text:p>
          </table:table-cell>
          <table:table-cell office:value-type="string" table:style-name="ce2">
            <text:p>Time (microseconds)</text:p>
          </table:table-cell>
          <table:table-cell table:style-name="ce2"/>
          <table:table-cell office:value-type="string" table:style-name="ce2">
            <text:p>Amount</text:p>
          </table:table-cell>
          <table:table-cell office:value-type="string" table:style-name="ce2">
            <text:p>Brute</text:p>
          </table:table-cell>
          <table:table-cell office:value-type="string" table:style-name="ce2">
            <text:p>Time</text:p>
          </table:table-cell>
          <table:table-cell table:style-name="ce2"/>
          <table:table-cell office:value-type="string" table:style-name="ce2">
            <text:p>Amount</text:p>
          </table:table-cell>
          <table:table-cell office:value-type="string" table:style-name="ce2">
            <text:p>DP</text:p>
          </table:table-cell>
          <table:table-cell office:value-type="string" table:style-name="ce2">
            <text:p>Time (microseconds)</text:p>
          </table:table-cell>
          <table:table-cell table:number-columns-repeated="2" table:style-name="ce1"/>
          <table:table-cell office:value-type="string" table:style-name="ce2">
            <text:p>Amount</text:p>
          </table:table-cell>
          <table:table-cell office:value-type="string" table:style-name="ce2">
            <text:p>Greedy</text:p>
          </table:table-cell>
          <table:table-cell office:value-type="string" table:style-name="ce2">
            <text:p>Brute</text:p>
          </table:table-cell>
          <table:table-cell office:value-type="string" table:style-name="ce2">
            <text:p>DP</text:p>
          </table:table-cell>
          <table:table-cell table:number-columns-repeated="1636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-4.05311584472656E-6" table:style-name="ce1">
            <text:p>-4.05312E-06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.7999886999999999E-2" table:style-name="ce1">
            <text:p>0.017999887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36.001205444335902" table:style-name="ce1">
            <text:p>36.00120544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-2.14576721191406E-6" table:style-name="ce1">
            <text:p>-2.14577E-06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8.5000038E-2" table:style-name="ce1">
            <text:p>0.085000038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41.0079956054688" table:style-name="ce1">
            <text:p>41.00799561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-3.09944152832031E-6" table:style-name="ce1">
            <text:p>-3.09944E-06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0.37299990700000002" table:style-name="ce1">
            <text:p>0.372999907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47.922134399414098" table:style-name="ce1">
            <text:p>47.9221344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-3.09944152832031E-6" table:style-name="ce1">
            <text:p>-3.09944E-06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1.7479999070000001" table:style-name="ce1">
            <text:p>1.747999907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54.121017456054702" table:style-name="ce1">
            <text:p>54.12101746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-2.86102294921875E-6" table:style-name="ce1">
            <text:p>-2.86102E-06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8.2750000949999993" table:style-name="ce1">
            <text:p>8.275000095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58.889389038085902" table:style-name="ce1">
            <text:p>58.88938904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-2.86102294921875E-6" table:style-name="ce1">
            <text:p>-2.86102E-06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38.562000040000001" table:style-name="ce1">
            <text:p>38.56200004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66.041946411132798" table:style-name="ce1">
            <text:p>66.04194641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-2.86102294921875E-6" table:style-name="ce1">
            <text:p>-2.86102E-06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78.10100009999999" table:style-name="ce1">
            <text:p>178.1010001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71.048736572265597" table:style-name="ce1">
            <text:p>71.04873657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-4.05311584472656E-6" table:style-name="ce1">
            <text:p>-4.05312E-06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828.16199989999996" table:style-name="ce1">
            <text:p>828.1619999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77.009201049804702" table:style-name="ce1">
            <text:p>77.00920105</text:p>
          </table:table-cell>
          <table:table-cell table:number-columns-repeated="2" table:style-name="ce1"/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6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Q5</text:p>
          </table:table-cell>
          <table:table-cell table:number-columns-repeated="10" table:style-name="ce2"/>
          <table:table-cell table:number-columns-repeated="16373" table:style-name="ce1"/>
        </table:table-row>
        <table:table-row table:style-name="ro1">
          <table:table-cell office:value-type="string" table:style-name="ce2">
            <text:p>Greedy</text:p>
          </table:table-cell>
          <table:table-cell table:number-columns-repeated="3" table:style-name="ce2"/>
          <table:table-cell office:value-type="string" table:style-name="ce2">
            <text:p>Brute</text:p>
          </table:table-cell>
          <table:table-cell table:number-columns-repeated="3" table:style-name="ce2"/>
          <table:table-cell office:value-type="string" table:style-name="ce2">
            <text:p>DP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Coins</text:p>
          </table:table-cell>
          <table:table-cell office:value-type="string" table:style-name="ce2">
            <text:p>[1, 2, 6, 12, 24, 48, 60]</text:p>
          </table:table-cell>
          <table:table-cell table:number-columns-repeated="2" table:style-name="ce2"/>
          <table:table-cell office:value-type="string" table:style-name="ce2">
            <text:p>Coins</text:p>
          </table:table-cell>
          <table:table-cell office:value-type="string" table:style-name="ce2">
            <text:p>[1, 2, 6, 12, 24, 48, 60]</text:p>
          </table:table-cell>
          <table:table-cell table:number-columns-repeated="2" table:style-name="ce2"/>
          <table:table-cell office:value-type="string" table:style-name="ce2">
            <text:p>Coins</text:p>
          </table:table-cell>
          <table:table-cell office:value-type="string" table:style-name="ce2">
            <text:p>[1, 2, 6, 12, 24, 48, 60]</text:p>
          </table:table-cell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2">
            <text:p>Amount</text:p>
          </table:table-cell>
          <table:table-cell office:value-type="string" table:style-name="ce2">
            <text:p>Num Coins</text:p>
          </table:table-cell>
          <table:table-cell office:value-type="string" table:style-name="ce2">
            <text:p>Time (microseconds)</text:p>
          </table:table-cell>
          <table:table-cell table:style-name="ce2"/>
          <table:table-cell office:value-type="string" table:style-name="ce2">
            <text:p>Amount</text:p>
          </table:table-cell>
          <table:table-cell office:value-type="string" table:style-name="ce2">
            <text:p>Num Coins</text:p>
          </table:table-cell>
          <table:table-cell office:value-type="string" table:style-name="ce2">
            <text:p>Time</text:p>
          </table:table-cell>
          <table:table-cell table:style-name="ce2"/>
          <table:table-cell office:value-type="string" table:style-name="ce2">
            <text:p>Amount</text:p>
          </table:table-cell>
          <table:table-cell office:value-type="string" table:style-name="ce2">
            <text:p>Num Coins</text:p>
          </table:table-cell>
          <table:table-cell office:value-type="string" table:style-name="ce2">
            <text:p>Time (microseconds)</text:p>
          </table:table-cell>
          <table:table-cell table:number-columns-repeated="2" table:style-name="ce1"/>
          <table:table-cell office:value-type="string" table:style-name="ce2">
            <text:p>Amount</text:p>
          </table:table-cell>
          <table:table-cell office:value-type="string" table:style-name="ce2">
            <text:p>Greedy</text:p>
          </table:table-cell>
          <table:table-cell office:value-type="string" table:style-name="ce2">
            <text:p>Brute</text:p>
          </table:table-cell>
          <table:table-cell office:value-type="string" table:style-name="ce2">
            <text:p>DP</text:p>
          </table:table-cell>
          <table:table-cell table:number-columns-repeated="1636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6.0000419616699201E-3" table:style-name="ce1">
            <text:p>0.00600004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9.0870666503906" table:style-name="ce1">
            <text:p>29.08706665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>
            <draw:frame draw:z-index="2" draw:id="id1" draw:style-name="a1" draw:name="Chart 5" svg:x="0.27381in" svg:y="0.0119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2.1457672119140598" table:style-name="ce1">
            <text:p>2.14576721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8.0001354217529297E-3" table:style-name="ce1">
            <text:p>0.00800013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25.987625122070298" table:style-name="ce1">
            <text:p>25.98762512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1.39999389648438E-2" table:style-name="ce1">
            <text:p>0.013999939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28.1333923339844" table:style-name="ce1">
            <text:p>28.13339233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6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.9073486328125" table:style-name="ce1">
            <text:p>1.907348633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2.4999856948852501E-2" table:style-name="ce1">
            <text:p>0.024999857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29.0870666503906" table:style-name="ce1">
            <text:p>29.08706665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3.9999961853027302E-2" table:style-name="ce1">
            <text:p>0.03999996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30.9944152832031" table:style-name="ce1">
            <text:p>30.99441528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6.5000057220458998E-2" table:style-name="ce1">
            <text:p>0.065000057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30.9944152832031" table:style-name="ce1">
            <text:p>30.99441528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0.11299991607666" table:style-name="ce1">
            <text:p>0.112999916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33.855438232421903" table:style-name="ce1">
            <text:p>33.85543823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6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0.181999921798706" table:style-name="ce1">
            <text:p>0.181999922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34.809112548828097" table:style-name="ce1">
            <text:p>34.80911255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6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.31799983978271501" table:style-name="ce1">
            <text:p>0.31799984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36.954879760742202" table:style-name="ce1">
            <text:p>36.95487976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.9073486328125" table:style-name="ce1">
            <text:p>1.907348633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.54199981689453103" table:style-name="ce1">
            <text:p>0.541999817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36.954879760742202" table:style-name="ce1">
            <text:p>36.95487976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0.90499997138976995" table:style-name="ce1">
            <text:p>0.90499997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37.908554077148402" table:style-name="ce1">
            <text:p>37.90855408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.52600002288818" table:style-name="ce1">
            <text:p>1.526000023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41.0079956054688" table:style-name="ce1">
            <text:p>41.00799561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2.5510001182556201" table:style-name="ce1">
            <text:p>2.551000118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41.961669921875" table:style-name="ce1">
            <text:p>41.96166992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1.9073486328125" table:style-name="ce1">
            <text:p>1.907348633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4.3150000572204599" table:style-name="ce1">
            <text:p>4.315000057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43.153762817382798" table:style-name="ce1">
            <text:p>43.15376282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7.1240000724792498" table:style-name="ce1">
            <text:p>7.124000072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46.014785766601598" table:style-name="ce1">
            <text:p>46.01478577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6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2.1457672119140598" table:style-name="ce1">
            <text:p>2.145767212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2.128000020980799" table:style-name="ce1">
            <text:p>12.12800002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46.014785766601598" table:style-name="ce1">
            <text:p>46.01478577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20.240000009536701" table:style-name="ce1">
            <text:p>20.24000001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47.922134399414098" table:style-name="ce1">
            <text:p>47.9221344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7"/>
        </table:table-row>
        <table:table-row table:style-name="ro1">
          <table:table-cell table:number-columns-repeated="17" table:style-name="ce1"/>
          <table:table-cell table:style-name="ce1">
            <draw:frame draw:z-index="3" draw:id="id2" draw:style-name="a2" draw:name="Chart 6" svg:x="0.42857in" svg:y="0.10714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style-name="ro1">
          <table:table-cell office:value-type="string" table:style-name="ce2">
            <text:p>Coins</text:p>
          </table:table-cell>
          <table:table-cell office:value-type="string" table:style-name="ce2">
            <text:p>[1, 6, 13, 37, 150]</text:p>
          </table:table-cell>
          <table:table-cell table:number-columns-repeated="2" table:style-name="ce2"/>
          <table:table-cell office:value-type="string" table:style-name="ce2">
            <text:p>Coins</text:p>
          </table:table-cell>
          <table:table-cell office:value-type="string" table:style-name="ce2">
            <text:p>[1, 6, 13, 37, 150]</text:p>
          </table:table-cell>
          <table:table-cell table:number-columns-repeated="2" table:style-name="ce2"/>
          <table:table-cell office:value-type="string" table:style-name="ce2">
            <text:p>Coins</text:p>
          </table:table-cell>
          <table:table-cell office:value-type="string" table:style-name="ce2">
            <text:p>[1, 6, 13, 37, 150]</text:p>
          </table:table-cell>
          <table:table-cell table:style-name="ce2"/>
          <table:table-cell table:number-columns-repeated="16373" table:style-name="ce1"/>
        </table:table-row>
        <table:table-row table:style-name="ro1">
          <table:table-cell office:value-type="string" table:style-name="ce2">
            <text:p>Amount</text:p>
          </table:table-cell>
          <table:table-cell office:value-type="string" table:style-name="ce2">
            <text:p>Num Coins</text:p>
          </table:table-cell>
          <table:table-cell office:value-type="string" table:style-name="ce2">
            <text:p>Time (microseconds)</text:p>
          </table:table-cell>
          <table:table-cell table:style-name="ce2"/>
          <table:table-cell office:value-type="string" table:style-name="ce2">
            <text:p>Amount</text:p>
          </table:table-cell>
          <table:table-cell office:value-type="string" table:style-name="ce2">
            <text:p>Num Coins</text:p>
          </table:table-cell>
          <table:table-cell office:value-type="string" table:style-name="ce2">
            <text:p>Time</text:p>
          </table:table-cell>
          <table:table-cell table:style-name="ce2"/>
          <table:table-cell office:value-type="string" table:style-name="ce2">
            <text:p>Amount</text:p>
          </table:table-cell>
          <table:table-cell office:value-type="string" table:style-name="ce2">
            <text:p>Num Coins</text:p>
          </table:table-cell>
          <table:table-cell office:value-type="string" table:style-name="ce2">
            <text:p>Time (microseconds)</text:p>
          </table:table-cell>
          <table:table-cell table:number-columns-repeated="2" table:style-name="ce1"/>
          <table:table-cell office:value-type="string" table:style-name="ce2">
            <text:p>Amount</text:p>
          </table:table-cell>
          <table:table-cell office:value-type="string" table:style-name="ce2">
            <text:p>Greedy</text:p>
          </table:table-cell>
          <table:table-cell office:value-type="string" table:style-name="ce2">
            <text:p>Brute</text:p>
          </table:table-cell>
          <table:table-cell office:value-type="string" table:style-name="ce2">
            <text:p>DP</text:p>
          </table:table-cell>
          <table:table-cell table:number-columns-repeated="1636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9.073486328125" table:style-name="ce1">
            <text:p>19.07348633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.9073486328125" table:style-name="ce1">
            <text:p>1.907348633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9.9992752075195291E-4" table:style-name="ce1">
            <text:p>0.000999928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20.0271606445312" table:style-name="ce1">
            <text:p>20.02716064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6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2.1457672119140598" table:style-name="ce1">
            <text:p>2.145767212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1.0001659393310499E-3" table:style-name="ce1">
            <text:p>0.001000166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21.9345092773437" table:style-name="ce1">
            <text:p>21.93450928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2.1457672119140598" table:style-name="ce1">
            <text:p>2.145767212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183.10546875" table:style-name="ce1">
            <text:p>183.1054688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223.87504577636699" table:style-name="ce1">
            <text:p>223.8750458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22.88818359375" table:style-name="ce1">
            <text:p>22.88818359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.1457672119140598" table:style-name="ce1">
            <text:p>2.14576721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9.9992752075195291E-4" table:style-name="ce1">
            <text:p>0.000999928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5.033950805664102" table:style-name="ce1">
            <text:p>25.03395081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1.9073486328125" table:style-name="ce1">
            <text:p>1.907348633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25.987625122070298" table:style-name="ce1">
            <text:p>25.98762512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6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9.9992752075195291E-4" table:style-name="ce1">
            <text:p>0.000999928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27.894973754882798" table:style-name="ce1">
            <text:p>27.89497375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2.1457672119140598" table:style-name="ce1">
            <text:p>2.145767212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1.0001659393310499E-3" table:style-name="ce1">
            <text:p>0.001000166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28.848648071289102" table:style-name="ce1">
            <text:p>28.84864807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6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1.9073486328125" table:style-name="ce1">
            <text:p>1.907348633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1.0001659393310499E-3" table:style-name="ce1">
            <text:p>0.001000166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30.0407409667969" table:style-name="ce1">
            <text:p>30.04074097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6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.9073486328125" table:style-name="ce1">
            <text:p>1.907348633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.9998550415039102E-3" table:style-name="ce1">
            <text:p>0.00199985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30.9944152832031" table:style-name="ce1">
            <text:p>30.99441528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.9073486328125" table:style-name="ce1">
            <text:p>1.907348633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2.00009346008301E-3" table:style-name="ce1">
            <text:p>0.002000093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30.9944152832031" table:style-name="ce1">
            <text:p>30.99441528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2.1457672119140598" table:style-name="ce1">
            <text:p>2.145767212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3.0000209808349601E-3" table:style-name="ce1">
            <text:p>0.003000021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32.901763916015597" table:style-name="ce1">
            <text:p>32.90176392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2.1457672119140598" table:style-name="ce1">
            <text:p>2.145767212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3.9999485015869097E-3" table:style-name="ce1">
            <text:p>0.003999949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33.855438232421903" table:style-name="ce1">
            <text:p>33.85543823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6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1.9073486328125" table:style-name="ce1">
            <text:p>1.907348633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5.9998035430908203E-3" table:style-name="ce1">
            <text:p>0.005999804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36.001205444335902" table:style-name="ce1">
            <text:p>36.00120544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1.9073486328125" table:style-name="ce1">
            <text:p>1.907348633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6.0000419616699201E-3" table:style-name="ce1">
            <text:p>0.006000042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38.14697265625" table:style-name="ce1">
            <text:p>38.14697266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6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9.0000629425048793E-3" table:style-name="ce1">
            <text:p>0.009000063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38.14697265625" table:style-name="ce1">
            <text:p>38.14697266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6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Q6</text:p>
          </table:table-cell>
          <table:table-cell table:number-columns-repeated="10" table:style-name="ce2"/>
          <table:table-cell table:number-columns-repeated="6" table:style-name="ce1"/>
          <table:table-cell table:style-name="ce1">
            <draw:frame draw:z-index="4" draw:id="id3" draw:style-name="a3" draw:name="Chart 7" svg:x="0.65476in" svg:y="0.07143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style-name="ro1">
          <table:table-cell office:value-type="string" table:style-name="ce2">
            <text:p>Greedy</text:p>
          </table:table-cell>
          <table:table-cell table:number-columns-repeated="3" table:style-name="ce2"/>
          <table:table-cell office:value-type="string" table:style-name="ce2">
            <text:p>Brute</text:p>
          </table:table-cell>
          <table:table-cell table:number-columns-repeated="3" table:style-name="ce2"/>
          <table:table-cell office:value-type="string" table:style-name="ce2">
            <text:p>DP</text:p>
          </table:table-cell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string" table:style-name="ce2">
            <text:p>Amount</text:p>
          </table:table-cell>
          <table:table-cell office:value-type="string" table:style-name="ce2">
            <text:p>Num Coins</text:p>
          </table:table-cell>
          <table:table-cell office:value-type="string" table:style-name="ce2">
            <text:p>Time (microseconds)</text:p>
          </table:table-cell>
          <table:table-cell table:style-name="ce2"/>
          <table:table-cell office:value-type="string" table:style-name="ce2">
            <text:p>Amount</text:p>
          </table:table-cell>
          <table:table-cell office:value-type="string" table:style-name="ce2">
            <text:p>Num Coins</text:p>
          </table:table-cell>
          <table:table-cell office:value-type="string" table:style-name="ce2">
            <text:p>Time</text:p>
          </table:table-cell>
          <table:table-cell table:style-name="ce2"/>
          <table:table-cell office:value-type="string" table:style-name="ce2">
            <text:p>Amount</text:p>
          </table:table-cell>
          <table:table-cell office:value-type="string" table:style-name="ce2">
            <text:p>Num Coins</text:p>
          </table:table-cell>
          <table:table-cell office:value-type="string" table:style-name="ce2">
            <text:p>Time (microseconds)</text:p>
          </table:table-cell>
          <table:table-cell table:number-columns-repeated="2" table:style-name="ce1"/>
          <table:table-cell office:value-type="string" table:style-name="ce2">
            <text:p>Amount</text:p>
          </table:table-cell>
          <table:table-cell office:value-type="string" table:style-name="ce2">
            <text:p>Greedy</text:p>
          </table:table-cell>
          <table:table-cell office:value-type="string" table:style-name="ce2">
            <text:p>Brute</text:p>
          </table:table-cell>
          <table:table-cell office:value-type="string" table:style-name="ce2">
            <text:p>DP</text:p>
          </table:table-cell>
          <table:table-cell table:number-columns-repeated="1636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.0001659393310499E-3" table:style-name="ce1">
            <text:p>0.001000166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7.1797180175781" table:style-name="ce1">
            <text:p>27.17971802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5.0067901611328098" table:style-name="ce1">
            <text:p>5.00679016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.9998550415039102E-3" table:style-name="ce1">
            <text:p>0.001999855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25.987625122070298" table:style-name="ce1">
            <text:p>25.98762512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4.00018692016602E-3" table:style-name="ce1">
            <text:p>0.004000187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8.1333923339844" table:style-name="ce1">
            <text:p>28.13339233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5.9998035430908203E-3" table:style-name="ce1">
            <text:p>0.005999804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36.001205444335902" table:style-name="ce1">
            <text:p>36.00120544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3.0994415283203098" table:style-name="ce1">
            <text:p>3.099441528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.1000156402587899E-2" table:style-name="ce1">
            <text:p>0.01100015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32.901763916015597" table:style-name="ce1">
            <text:p>32.90176392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.99999809265137E-2" table:style-name="ce1">
            <text:p>0.01999998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34.809112548828097" table:style-name="ce1">
            <text:p>34.80911255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.9073486328125" table:style-name="ce1">
            <text:p>1.907348633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3.5000085830688497E-2" table:style-name="ce1">
            <text:p>0.03500008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37.908554077148402" table:style-name="ce1">
            <text:p>37.90855408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6.3999891281127902E-2" table:style-name="ce1">
            <text:p>0.063999891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40.0543212890625" table:style-name="ce1">
            <text:p>40.05432129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.1457672119140598" table:style-name="ce1">
            <text:p>2.145767212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0.118000030517578" table:style-name="ce1">
            <text:p>0.118000031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41.961669921875" table:style-name="ce1">
            <text:p>41.96166992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2.86102294921875" table:style-name="ce1">
            <text:p>2.861022949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0.212000131607056" table:style-name="ce1">
            <text:p>0.21200013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44.8226928710938" table:style-name="ce1">
            <text:p>44.82269287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.1457672119140598" table:style-name="ce1">
            <text:p>2.14576721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.37800002098083502" table:style-name="ce1">
            <text:p>0.378000021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47.922134399414098" table:style-name="ce1">
            <text:p>47.9221344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0.700999975204468" table:style-name="ce1">
            <text:p>0.700999975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51.021575927734403" table:style-name="ce1">
            <text:p>51.02157593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.9073486328125" table:style-name="ce1">
            <text:p>1.907348633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.20900011062622" table:style-name="ce1">
            <text:p>1.209000111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54.121017456054702" table:style-name="ce1">
            <text:p>54.12101746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2.1819999217987101" table:style-name="ce1">
            <text:p>2.181999922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56.982040405273402" table:style-name="ce1">
            <text:p>56.98204041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.1457672119140598" table:style-name="ce1">
            <text:p>2.145767212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3.8940000534057599" table:style-name="ce1">
            <text:p>3.894000053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59.1278076171875" table:style-name="ce1">
            <text:p>59.12780762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4.0531158447265598" table:style-name="ce1">
            <text:p>4.05311584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7.36199998855591" table:style-name="ce1">
            <text:p>7.36199998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62.9425048828125" table:style-name="ce1">
            <text:p>62.94250488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.9073486328125" table:style-name="ce1">
            <text:p>1.907348633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2.899999856948901" table:style-name="ce1">
            <text:p>12.8999998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66.041946411132798" table:style-name="ce1">
            <text:p>66.04194641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Q8</text:p>
          </table:table-cell>
          <table:table-cell table:number-columns-repeated="9" table:style-name="ce2"/>
          <table:table-cell table:number-columns-repeated="16374"/>
        </table:table-row>
        <table:table-row table:style-name="ro1">
          <table:table-cell office:value-type="string" table:style-name="ce2">
            <text:p>Greedy</text:p>
          </table:table-cell>
          <table:table-cell table:number-columns-repeated="3" table:style-name="ce2"/>
          <table:table-cell office:value-type="string" table:style-name="ce2">
            <text:p>Brute</text:p>
          </table:table-cell>
          <table:table-cell table:number-columns-repeated="3" table:style-name="ce2"/>
          <table:table-cell office:value-type="string" table:style-name="ce2">
            <text:p>DP</text:p>
          </table:table-cell>
          <table:table-cell table:style-name="ce2"/>
          <table:table-cell table:number-columns-repeated="16374"/>
        </table:table-row>
        <table:table-row table:style-name="ro1">
          <table:table-cell office:value-type="string" table:style-name="ce2">
            <text:p>Num Denominations</text:p>
          </table:table-cell>
          <table:table-cell office:value-type="string" table:style-name="ce2">
            <text:p>Avg Run Time (microseconds)</text:p>
          </table:table-cell>
          <table:table-cell table:number-columns-repeated="2" table:style-name="ce2"/>
          <table:table-cell office:value-type="string" table:style-name="ce2">
            <text:p>Num Denominations</text:p>
          </table:table-cell>
          <table:table-cell office:value-type="string" table:style-name="ce2">
            <text:p>Avg Run Time</text:p>
          </table:table-cell>
          <table:table-cell table:number-columns-repeated="2" table:style-name="ce2"/>
          <table:table-cell office:value-type="string" table:style-name="ce2">
            <text:p>Num Denominations</text:p>
          </table:table-cell>
          <table:table-cell office:value-type="string" table:style-name="ce2">
            <text:p>Avg Run Time (microseconds)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6226043701171902" table:style-name="ce1">
            <text:p>2.62260437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.7999887466430699E-2" table:style-name="ce1">
            <text:p>0.017999887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39.458274841308601" table:style-name="ce1">
            <text:p>39.45827484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6226043701171902" table:style-name="ce1">
            <text:p>2.6226043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2.2353004006778498E-3" table:style-name="ce1">
            <text:p>0.002235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40.6433554256664" table:style-name="ce1">
            <text:p>40.64335543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.3378601074218701" table:style-name="ce1">
            <text:p>3.337860107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2.94717645645142" table:style-name="ce1">
            <text:p>2.94717645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36.141451667336902" table:style-name="ce1">
            <text:p>36.14145167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.35188472972197" table:style-name="ce1">
            <text:p>3.35188473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1.7117058950312001" table:style-name="ce1">
            <text:p>1.711705895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42.494605569278498" table:style-name="ce1">
            <text:p>42.49460557</text:p>
          </table:table-cell>
          <table:table-cell table:number-columns-repeated="16374"/>
        </table:table-row>
        <table:table-row table:number-rows-repeated="104848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User</dc:creator>
    <dc:date>2016-04-24T00:22:06Z</dc:date>
    <meta:editing-cycles>6</meta:editing-cycles>
    <meta:editing-duration>PT170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f2f2f2" svg:stroke-opacity="1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5b9bd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2">
      <style:chart-properties chart:symbol-type="named-symbol" chart:symbol-name="circle" chart:symbol-width="0.08333in" chart:symbol-height="0.08333in" chart:connect-bars="false" chart:solid-type="cuboid" chart:stacked="false" chart:percentage="false"/>
      <style:graphic-properties draw:fill="none" draw:stroke="solid" svg:stroke-width="0.03819in" svg:stroke-color="#a5a5a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1" text:class-names="" text:cond-style-name="">Q4-A=[30,65,5] <text:s text:c="1"/>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greedyTest_Q4.$N$4:.$N$11"/>
          </chart:axis>
          <chart:series chart:label-cell-address="greedyTest_Q4.$O$3" chart:values-cell-range-address="greedyTest_Q4.$O$4:.$O$11" chart:class="chart:line" chart:attached-axis="primary-y" chart:style-name="G0S0">
            <chart:data-point chart:repeated="8"/>
          </chart:series>
          <chart:series chart:label-cell-address="greedyTest_Q4.$P$3" chart:values-cell-range-address="greedyTest_Q4.$P$4:.$P$11" chart:class="chart:line" chart:attached-axis="primary-y" chart:style-name="G0S1">
            <chart:data-point chart:repeated="8"/>
          </chart:series>
          <chart:series chart:label-cell-address="greedyTest_Q4.$Q$3" chart:values-cell-range-address="greedyTest_Q4.$Q$4:.$Q$11" chart:class="chart:line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2f2f2" svg:stroke-opacity="1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1042in" svg:stroke-color="#5b9bd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1042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2">
      <style:chart-properties chart:symbol-type="named-symbol" chart:symbol-name="circle" chart:symbol-width="0.08333in" chart:symbol-height="0.08333in" chart:connect-bars="false" chart:solid-type="cuboid"/>
      <style:graphic-properties draw:fill="none" draw:stroke="solid" svg:stroke-width="0.01042in" svg:stroke-color="#a5a5a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1" text:class-names="" text:cond-style-name="">Q5-V1-A=[15,31,1]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2" text:class-names="" text:cond-style-name="">Number of Coin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Amount</text:p>
            </chart:title>
            <chart:grid chart:class="major" chart:style-name="GMa1"/>
          </chart:axis>
          <chart:series chart:label-cell-address="greedyTest_Q4.$O$18" chart:values-cell-range-address="greedyTest_Q4.$O$19:.$O$35" chart:class="chart:scatter" chart:attached-axis="primary-y" chart:style-name="G0S0">
            <chart:domain table:cell-range-address="greedyTest_Q4.$N$19:.$N$35"/>
            <chart:data-point chart:repeated="17"/>
          </chart:series>
          <chart:series chart:label-cell-address="greedyTest_Q4.$P$18" chart:values-cell-range-address="greedyTest_Q4.$P$19:.$P$35" chart:class="chart:scatter" chart:attached-axis="primary-y" chart:style-name="G0S1">
            <chart:domain table:cell-range-address="greedyTest_Q4.$N$19:.$N$35"/>
            <chart:data-point chart:repeated="17"/>
          </chart:series>
          <chart:series chart:label-cell-address="greedyTest_Q4.$Q$18" chart:values-cell-range-address="greedyTest_Q4.$Q$19:.$Q$35" chart:class="chart:scatter" chart:attached-axis="primary-y" chart:style-name="G0S2">
            <chart:domain table:cell-range-address="greedyTest_Q4.$N$19:.$N$35"/>
            <chart:data-point chart:repeated="1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2f2f2" svg:stroke-opacity="10%" draw:stroke-linejoin="round" svg:stroke-linecap="butt"/>
    </style:style>
    <style:style style:family="chart" style:name="G0S0">
      <style:chart-properties chart:symbol-type="named-symbol" chart:symbol-name="circle" chart:symbol-width="0.08333in" chart:symbol-height="0.08333in" chart:connect-bars="false" chart:solid-type="cuboid"/>
      <style:graphic-properties draw:fill="none" draw:stroke="solid" svg:stroke-width="0.01042in" svg:stroke-color="#5b9bd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1042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2">
      <style:chart-properties chart:symbol-type="named-symbol" chart:symbol-name="circle" chart:symbol-width="0.08333in" chart:symbol-height="0.08333in" chart:connect-bars="false" chart:solid-type="cuboid"/>
      <style:graphic-properties draw:fill="none" draw:stroke="solid" svg:stroke-width="0.01042in" svg:stroke-color="#a5a5a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1" text:class-names="" text:cond-style-name="">Q5-V2-A=[15,31,1]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2" text:class-names="" text:cond-style-name="">Number of Coin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Amount</text:p>
            </chart:title>
            <chart:grid chart:class="major" chart:style-name="GMa1"/>
          </chart:axis>
          <chart:series chart:label-cell-address="greedyTest_Q4.$O$38" chart:values-cell-range-address="greedyTest_Q4.$O$39:.$O$55" chart:class="chart:scatter" chart:attached-axis="primary-y" chart:style-name="G0S0">
            <chart:domain table:cell-range-address="greedyTest_Q4.$N$39:.$N$55"/>
            <chart:data-point chart:repeated="17"/>
          </chart:series>
          <chart:series chart:label-cell-address="greedyTest_Q4.$P$38" chart:values-cell-range-address="greedyTest_Q4.$P$39:.$P$55" chart:class="chart:scatter" chart:attached-axis="primary-y" chart:style-name="G0S1">
            <chart:domain table:cell-range-address="greedyTest_Q4.$N$39:.$N$55"/>
            <chart:data-point chart:repeated="17"/>
          </chart:series>
          <chart:series chart:label-cell-address="greedyTest_Q4.$Q$38" chart:values-cell-range-address="greedyTest_Q4.$Q$39:.$Q$55" chart:class="chart:scatter" chart:attached-axis="primary-y" chart:style-name="G0S2">
            <chart:domain table:cell-range-address="greedyTest_Q4.$N$39:.$N$55"/>
            <chart:data-point chart:repeated="1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2f2f2" svg:stroke-opacity="1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1042in" svg:stroke-color="#5b9bd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1042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2">
      <style:chart-properties chart:symbol-type="named-symbol" chart:symbol-name="circle" chart:symbol-width="0.08333in" chart:symbol-height="0.08333in" chart:connect-bars="false" chart:solid-type="cuboid"/>
      <style:graphic-properties draw:fill="none" draw:stroke="solid" svg:stroke-width="0.01042in" svg:stroke-color="#a5a5a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1" text:class-names="" text:cond-style-name="">Q6-A=[10,26,1]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2" text:class-names="" text:cond-style-name="">Number of Coin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Amount</text:p>
            </chart:title>
            <chart:grid chart:class="major" chart:style-name="GMa1"/>
          </chart:axis>
          <chart:series chart:label-cell-address="greedyTest_Q4.$O$60" chart:values-cell-range-address="greedyTest_Q4.$O$61:.$O$77" chart:class="chart:scatter" chart:attached-axis="primary-y" chart:style-name="G0S0">
            <chart:domain table:cell-range-address="greedyTest_Q4.$N$61:.$N$77"/>
            <chart:data-point chart:repeated="17"/>
          </chart:series>
          <chart:series chart:label-cell-address="greedyTest_Q4.$P$60" chart:values-cell-range-address="greedyTest_Q4.$P$61:.$P$77" chart:class="chart:scatter" chart:attached-axis="primary-y" chart:style-name="G0S1">
            <chart:domain table:cell-range-address="greedyTest_Q4.$N$61:.$N$77"/>
            <chart:data-point chart:repeated="17"/>
          </chart:series>
          <chart:series chart:label-cell-address="greedyTest_Q4.$Q$60" chart:values-cell-range-address="greedyTest_Q4.$Q$61:.$Q$77" chart:class="chart:scatter" chart:attached-axis="primary-y" chart:style-name="G0S2">
            <chart:domain table:cell-range-address="greedyTest_Q4.$N$61:.$N$77"/>
            <chart:data-point chart:repeated="17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